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b3c" officeooo:paragraph-rsid="001b6b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0984"/>
    </style:style>
    <style:style style:name="T3" style:family="text">
      <style:text-properties officeooo:rsid="001d8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urce control--------</text:span>Surveillance system of the source code.Someone somewher is watching your <text:s/>source code using source control.</text:p>
      <text:p text:style-name="P1"/>
      <text:p text:style-name="P1"/>
      <text:p text:style-name="P1"/>
      <text:p text:style-name="P1"><text:span text:style-name="T1">Version control---</text:span>--is same as version control,It record changes in the code ,Means what you did in the yesterday today few seconds <text:s/>back etc.</text:p>
      <text:p text:style-name="P1"/>
      <text:p text:style-name="P1">Two types of vcs :--</text:p>
      <text:p text:style-name="P1"/>
      <text:p text:style-name="P1">1.centralized vcs </text:p>
      <text:p text:style-name="P1">2. distributed vcs----<text:span text:style-name="T2">ex---github,</text:span><text:span text:style-name="T3">git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4:46:03.321076695</meta:creation-date>
    <dc:date>2022-06-30T14:58:56.766157648</dc:date>
    <meta:editing-duration>PT12M52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5" meta:word-count="53" meta:character-count="346" meta:non-whitespace-character-count="299"/>
  </office:meta>
</office:document-meta>
</file>